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2.448cm" fo:min-width="0cm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cm" fo:min-width="1.301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style:font-name="Droid Sans Mono" fo:font-size="15pt" style:font-size-asian="15pt" style:font-size-complex="15pt"/>
    </style:style>
    <style:style style:name="P3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>
      <style:text-properties style:font-name="Droid Sans Mono" fo:font-size="15pt" fo:font-weight="normal" style:font-size-asian="15pt" style:font-weight-asian="normal" style:font-size-complex="15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Droid Sans Mono" fo:font-size="15pt" style:font-size-asian="15pt" style:font-size-complex="15pt"/>
    </style:style>
    <style:style style:name="T2" style:family="text">
      <style:text-properties style:font-name="Droid Sans Mono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color="#0000ff" style:font-name="Droid Sans Mono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691cm" svg:height="2.757cm" svg:x="4.775cm" svg:y="0.866cm">
          <draw:text-box>
            <text:p text:style-name="P1"><text:span text:style-name="T1">Cold and dry, bu</text:span></text:p>
            <text:p text:style-name="P1"><text:span text:style-name="T1">The two moons ma</text:span></text:p>
            <text:p text:style-name="P1"><text:span text:style-name="T1">But the Mummy wi</text:span></text:p>
            <text:p text:style-name="P1"><text:span text:style-name="T1"/></text:p>
          </draw:text-box>
        </draw:frame>
        <draw:g>
          <draw:frame draw:style-name="gr1" draw:text-style-name="P4" draw:layer="layout" svg:width="5.694cm" svg:height="2.757cm" svg:x="0.495cm" svg:y="6.367cm">
            <draw:text-box>
              <text:p text:style-name="P3"><text:span text:style-name="T2">Cold and dry, bu</text:span></text:p>
              <text:p text:style-name="P3"><text:span text:style-name="T2">The two moons ma</text:span></text:p>
              <text:p text:style-name="P3"><text:span text:style-name="T2">But the Mummy wi</text:span></text:p>
              <text:p text:style-name="P3"><text:span text:style-name="T3">This line added </text:span></text:p>
            </draw:text-box>
          </draw:frame>
          <draw:frame draw:style-name="gr1" draw:text-style-name="P2" draw:layer="layout" svg:width="5.694cm" svg:height="2.757cm" svg:x="9.051cm" svg:y="6.367cm">
            <draw:text-box>
              <text:p text:style-name="P1"><text:span text:style-name="T1">Cold and dry, bu</text:span></text:p>
              <text:p text:style-name="P1"><text:span text:style-name="T1">The two moons ma</text:span></text:p>
              <text:p text:style-name="P1"><text:span text:style-name="T1">But the Mummy wi</text:span></text:p>
              <text:p text:style-name="P1"><text:span text:style-name="T3">We added a diffe</text:span></text:p>
            </draw:text-box>
          </draw:frame>
        </draw:g>
        <draw:g>
          <draw:custom-shape draw:style-name="gr2" draw:text-style-name="P5" draw:layer="layout" svg:width="0.968cm" svg:height="2.879cm" draw:transform="skewX (-0.000349065850398874) rotate (-0.461115988376902) translate (5.946cm 9.03cm)">
            <text:p/>
            <draw:enhanced-geometry svg:viewBox="0 0 21600 21600" draw:text-areas="?f0 0 ?f2 ?f5" draw:mirror-horizont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5" draw:layer="layout" svg:width="0.968cm" svg:height="2.879cm" draw:transform="skewX (0.00104719755119647) rotate (-0.461115988376902) translate (9.707cm 9.031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2" draw:text-style-name="P5" draw:layer="layout" svg:width="0.969cm" svg:height="2.877cm" draw:transform="skewX (0.00104719755119662) rotate (-0.461115988376902) translate (5.733cm 3.499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5" draw:layer="layout" svg:width="0.967cm" svg:height="2.878cm" draw:transform="skewX (0.000349065850398891) rotate (-0.461115988376902) translate (9.921cm 3.498cm)">
            <text:p/>
            <draw:enhanced-geometry svg:viewBox="0 0 21600 21600" draw:text-areas="?f0 0 ?f2 ?f5" draw:mirror-vertical="false" draw:mirror-horizont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4" draw:text-style-name="P6" draw:layer="layout" svg:width="1.516cm" svg:height="2.618cm" svg:x="6.862cm" svg:y="11.463cm">
          <draw:text-box>
            <text:p text:style-name="P6"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5T17:49:40.311504875</meta:creation-date>
    <dc:date>2014-08-15T18:10:52.737971400</dc:date>
    <meta:editing-duration>PT13M56S</meta:editing-duration>
    <meta:editing-cycles>6</meta:editing-cycles>
    <meta:generator>LibreOffice/4.2.6.2$Linux_X86_64 LibreOffice_project/420m0$Build-2</meta:generator>
    <meta:document-statistic meta:object-count="11"/>
  </office:meta>
</office:document-meta>
</file>